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StartedListenerTest.verified_mock_can_be_replac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VerificationStartedListenerTest.shows_clean_exception_when_null_listener_pas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VerificationStartedListenerTest.onVerificationStarted( VerificationStarted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StartedListenerTest.shows_clean_exception_when_null_array_pas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VerificationStartedListenerTest.verification_started_event_contains_correct_mo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VerificationStartedListenerTest.listeners_are_executed_in_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